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cdc1e" officeooo:paragraph-rsid="000cdc1e" style:font-weight-asian="bold" style:font-weight-complex="bold"/>
    </style:style>
    <style:style style:name="P3" style:family="paragraph" style:parent-style-name="Standard">
      <style:text-properties fo:font-weight="bold" officeooo:rsid="000e4a58" officeooo:paragraph-rsid="000e4a58"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36135e" officeooo:paragraph-rsid="0036135e"/>
    </style:style>
    <style:style style:name="P11" style:family="paragraph" style:parent-style-name="Standard">
      <style:text-properties style:font-name="Noto Sans CJK SC Regular" officeooo:rsid="002909b4" officeooo:paragraph-rsid="001fc4bd"/>
    </style:style>
    <style:style style:name="P12" style:family="paragraph" style:parent-style-name="Standard">
      <style:text-properties style:font-name="Noto Sans CJK SC Regular" officeooo:rsid="002ab3d1" officeooo:paragraph-rsid="001fc4bd"/>
    </style:style>
    <style:style style:name="P13" style:family="paragraph" style:parent-style-name="Standard">
      <style:text-properties style:font-name="Noto Sans CJK SC Regular" officeooo:rsid="002c444d" officeooo:paragraph-rsid="001fc4bd"/>
    </style:style>
    <style:style style:name="P14" style:family="paragraph" style:parent-style-name="Standard">
      <style:text-properties style:font-name="Noto Sans CJK SC Regular" officeooo:rsid="002e0050" officeooo:paragraph-rsid="001fc4bd"/>
    </style:style>
    <style:style style:name="P15" style:family="paragraph" style:parent-style-name="Standard">
      <style:text-properties style:font-name="Noto Sans CJK SC Regular" officeooo:rsid="0030706e" officeooo:paragraph-rsid="001fc4bd"/>
    </style:style>
    <style:style style:name="P16" style:family="paragraph" style:parent-style-name="Standard">
      <style:text-properties style:font-name="Noto Sans CJK SC Regular" officeooo:rsid="00324598" officeooo:paragraph-rsid="001fc4bd"/>
    </style:style>
    <style:style style:name="P17" style:family="paragraph" style:parent-style-name="Standard">
      <style:text-properties style:font-name="Noto Sans CJK SC Regular" officeooo:rsid="0032b72b" officeooo:paragraph-rsid="001fc4bd"/>
    </style:style>
    <style:style style:name="P18" style:family="paragraph" style:parent-style-name="Standard">
      <style:text-properties style:font-name="Noto Sans CJK SC Regular" officeooo:rsid="0036135e" officeooo:paragraph-rsid="001fc4bd"/>
    </style:style>
    <style:style style:name="P19" style:family="paragraph" style:parent-style-name="Standard">
      <style:text-properties style:font-name="Noto Sans CJK SC Regular" officeooo:rsid="003942e3" officeooo:paragraph-rsid="001fc4bd"/>
    </style:style>
    <style:style style:name="P20" style:family="paragraph" style:parent-style-name="Standard">
      <style:text-properties style:font-name="Noto Sans CJK SC Regular" officeooo:rsid="00397376" officeooo:paragraph-rsid="001fc4bd"/>
    </style:style>
    <style:style style:name="P21" style:family="paragraph" style:parent-style-name="Standard">
      <style:text-properties style:font-name="Noto Sans CJK SC Regular" officeooo:rsid="003c1979" officeooo:paragraph-rsid="001fc4bd"/>
    </style:style>
    <style:style style:name="P22" style:family="paragraph" style:parent-style-name="Standard">
      <style:text-properties style:font-name="Noto Sans CJK SC Regular" officeooo:rsid="003f9fa8" officeooo:paragraph-rsid="001fc4bd"/>
    </style:style>
    <style:style style:name="P23" style:family="paragraph" style:parent-style-name="Standard">
      <style:text-properties style:font-name="Noto Sans CJK SC Regular" officeooo:rsid="003ba57a" officeooo:paragraph-rsid="001fc4bd"/>
    </style:style>
    <style:style style:name="P24" style:family="paragraph" style:parent-style-name="Standard">
      <style:text-properties style:font-name="Noto Sans CJK SC Regular" officeooo:rsid="004276a5" officeooo:paragraph-rsid="004276a5"/>
    </style:style>
    <style:style style:name="P25" style:family="paragraph" style:parent-style-name="Standard">
      <style:text-properties style:font-name="Noto Sans CJK SC Regular" officeooo:rsid="00435bd3" officeooo:paragraph-rsid="00435bd3"/>
    </style:style>
    <style:style style:name="P26" style:family="paragraph" style:parent-style-name="Standard">
      <style:text-properties style:font-name="Noto Sans CJK SC Regular" officeooo:rsid="00444884" officeooo:paragraph-rsid="00444884"/>
    </style:style>
    <style:style style:name="P27" style:family="paragraph" style:parent-style-name="Standard">
      <style:text-properties style:font-name="Noto Sans CJK SC Regular" fo:font-weight="bold" officeooo:rsid="004276a5" officeooo:paragraph-rsid="004276a5" style:font-weight-asian="bold" style:font-weight-complex="bold"/>
    </style:style>
    <style:style style:name="P28" style:family="paragraph" style:parent-style-name="Standard">
      <style:text-properties style:font-name="Noto Sans CJK SC Regular" fo:font-weight="bold" officeooo:rsid="00435bd3" officeooo:paragraph-rsid="00435bd3" style:font-weight-asian="bold" style:font-weight-complex="bold"/>
    </style:style>
    <style:style style:name="P29" style:family="paragraph" style:parent-style-name="Standard">
      <style:text-properties style:font-name="Liberation Serif" officeooo:rsid="001fc4bd" officeooo:paragraph-rsid="001fc4bd"/>
    </style:style>
    <style:style style:name="P30" style:family="paragraph" style:parent-style-name="Standard">
      <style:text-properties style:font-name="Liberation Serif" officeooo:rsid="001fc4bd" officeooo:paragraph-rsid="004167c8"/>
    </style:style>
    <style:style style:name="P31" style:family="paragraph" style:parent-style-name="Standard">
      <style:text-properties style:font-name="Liberation Serif" officeooo:rsid="001fc4bd" officeooo:paragraph-rsid="0041db8f"/>
    </style:style>
    <style:style style:name="P32" style:family="paragraph" style:parent-style-name="Heading_20_1">
      <style:paragraph-properties fo:text-align="center" style:justify-single-word="false"/>
    </style:style>
    <style:style style:name="P33" style:family="paragraph" style:parent-style-name="Heading_20_2">
      <style:paragraph-properties fo:text-align="center" style:justify-single-word="false"/>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style:style style:name="T30" style:family="text">
      <style:text-properties style:font-name="Noto Sans CJK SC Regular" officeooo:rsid="004167c8"/>
    </style:style>
    <style:style style:name="T31" style:family="text">
      <style:text-properties style:font-name="Liberation Serif" officeooo:rsid="001a0e0d"/>
    </style:style>
    <style:style style:name="T32" style:family="text">
      <style:text-properties officeooo:rsid="00278ec6"/>
    </style:style>
    <style:style style:name="T33" style:family="text">
      <style:text-properties fo:font-weight="bold" style:font-weight-asian="bold" style:font-weight-complex="bold"/>
    </style:style>
    <style:style style:name="T34" style:family="text">
      <style:text-properties fo:font-weight="bold" officeooo:rsid="0041db8f"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2">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3">金牌销售的第一个心理营销策略：时刻以客户为中心，把握客户最迫切、最深层次的需求。让客户感觉到我们是在帮组他们解决问题，而不仅仅是在推销自己的产品。</text:p>
      <text:p text:style-name="P3"/>
      <text:p text:style-name="P4">记住：钓鱼时用的鱼饵，不是你所喜欢吃的东西，而是鱼最喜欢吃的东西。</text:p>
      <text:p text:style-name="P4"/>
      <text:h text:style-name="P33"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2">·</text:span><text:span text:style-name="T31">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33" text:outline-level="2">要想从客户口袋里掏钱，先给客户掏心</text:h>
      <text:p text:style-name="P6"/>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text:soft-page-break/>品相比，能够帮客户节省多少钱。这样，客户感觉我们时刻在为他考虑，而不是一心想着掏钱，掏完钱就走，那么客户自然不会等我们开口就主动掏钱了。</text:p>
      <text:p text:style-name="P7"/>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33" text:outline-level="2">不要在客户面前喋喋不休</text:h>
      <text:p text:style-name="P7"/>
      <text:p text:style-name="P7">我们在总公司的会议上对推销员为什么会失去推销机会进行投票表决，结果<text:span text:style-name="T32">75%的人认为最主要的原因是</text:span>推销员说得太多。</text:p>
      <text:p text:style-name="P8">--哈尔哈德<text:span text:style-name="T3">·纽曼(通用电气副总裁)</text:span></text:p>
      <text:p text:style-name="P7"><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1"/>
      <text:p text:style-name="P11">每个人都有表现欲，如果销售员夺去了客户说话和表现的能力，客户自然会不高兴，这样客户对你的印象值也就下降了。</text:p>
      <text:p text:style-name="P11"/>
      <text:p text:style-name="P7"><text:span text:style-name="T3">喋喋不休的推销员小李的例子</text:span><text:span text:style-name="T14">：</text:span></text:p>
      <text:p text:style-name="P12">尽量少自夸</text:p>
      <text:p text:style-name="P12">语言简洁易懂</text:p>
      <text:p text:style-name="P11"/>
      <text:p text:style-name="P7"><text:span text:style-name="T3">用棍子弯曲比喻人的视力的PC保护屏推销员小王的例子</text:span><text:span text:style-name="T15">：</text:span></text:p>
      <text:p text:style-name="P13">销售员一定要牢记长话短说，说话时应察言观色，如果对方没有让我们继续说下去的意思，应提早住口，有时沉默是金。</text:p>
      <text:p text:style-name="P13"/>
      <text:h text:style-name="P33" text:outline-level="2"><text:span text:style-name="T15">谦虚一点</text:span><text:span text:style-name="T16">，把表现的机会留给客户</text:span></text:h>
      <text:p text:style-name="P14"/>
      <text:p text:style-name="P14">在人际交往中，很多人想靠努力表现自己的聪明才智来赢得交往的主动，其实这是再拙劣不过的交际方法。每个人在他人面前都想满足自己的表现欲，人人都有表现欲，我们的客户也不例外。</text:p>
      <text:p text:style-name="P7"><text:span text:style-name="T6">客户的这种表现欲一般表现为想当然</text:span><text:span text:style-name="T7">，根据自己的心理与行为表现来揣测别人的心理与行为；或者自以为是、好为人师</text:span><text:span text:style-name="T17">。</text:span></text:p>
      <text:p text:style-name="P7"><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7"><text:soft-page-break/><text:span text:style-name="T17">销售员尤金</text:span><text:span text:style-name="T18">·威尔森的例子：</text:span></text:p>
      <text:p text:style-name="P15">威尔森之所以花三年时间都没有在服装设计师那里推销成功，就在于他以前总是告诉客户草图的设计如何如何新颖，如何如何适合他，不断催促对方来买他的产品，却从来不管对方的想法。</text:p>
      <text:p text:style-name="P15">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5"/>
      <text:p text:style-name="P7"><text:span text:style-name="T18">所以</text:span><text:span text:style-name="T19">，</text:span><text:span text:style-name="T8">销售员在销售过程中一定要谦虚，尽量把表现的机会留给客户，让客户给我们多提一些宝贵建议，变“我要卖”为“他要买”，这样才能更有利于我们的销售</text:span><text:span text:style-name="T19">。</text:span></text:p>
      <text:p text:style-name="P16"/>
      <text:h text:style-name="P33" text:outline-level="2">向客户证明价格是合理的或利润是可观的</text:h>
      <text:p text:style-name="P16"/>
      <text:p text:style-name="P7"><text:span text:style-name="T19">既物美又价廉的产品自然好销售</text:span><text:span text:style-name="T20">，但大多数时候都不能两全其美，这就要求销售员发挥作用，将品质好的产品卖上个好价钱。</text:span></text:p>
      <text:p text:style-name="P17"/>
      <text:p text:style-name="P7"><text:span text:style-name="T20">销售员在推销时还必须将</text:span><text:span text:style-name="T9">购买产品后的利益具体化、现实化，使其能够令客户信服</text:span><text:span text:style-name="T20">。</text:span></text:p>
      <text:p text:style-name="P16"/>
      <text:p text:style-name="P10"><text:span text:style-name="T19">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6"/>
      <text:h text:style-name="P33" text:outline-level="2"><text:span text:style-name="T19">强化情绪体验</text:span><text:span text:style-name="T21">，让客户花钱花得开心</text:span></text:h>
      <text:p text:style-name="P18"/>
      <text:p text:style-name="P9"><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9"><text:span text:style-name="T21">销售人员一定要关注客户在购买过程中的情绪体验</text:span><text:span text:style-name="T22">，要让他们得到足够的愉悦感</text:span><text:span text:style-name="T23">，甚至可以称得上是幸福的感受。</text:span></text:p>
      <text:p text:style-name="P16"/>
      <text:p text:style-name="P7"><text:span text:style-name="T19">那么</text:span><text:span text:style-name="T24">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14"/>
      <text:p text:style-name="P7"><text:span text:style-name="T16">宝马销售员小陈的例子</text:span><text:span text:style-name="T24">：</text:span></text:p>
      <text:p text:style-name="P19">调动客户的愉悦感，正是这种臆想中的愉悦感能捕捉客户的心。而客户的心则是通往客户的钱袋最快的途径。</text:p>
      <text:p text:style-name="P19"/>
      <text:p text:style-name="P7"><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20"/>
      <text:h text:style-name="P33" text:outline-level="2"><text:soft-page-break/>老谋深算的客户如何欺骗你</text:h>
      <text:p text:style-name="P14"/>
      <text:p text:style-name="P7"><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21"/>
      <text:p text:style-name="P7"><text:span text:style-name="T27">销售员要学会分析客户心里的虚实</text:span><text:span text:style-name="T28">。如果客户提出的是真实问题，我们就要为他耐心解答，否则就要学会巧妙地避开这个问题。</text:span></text:p>
      <text:p text:style-name="P22"/>
      <text:p text:style-name="P7"><text:span text:style-name="T28">那么</text:span><text:span text:style-name="T29">，销售员该如何揭开客户心理的面纱，判断问题的真假呢？以下几个方法可供参考：</text:span></text:p>
      <text:p text:style-name="P30"><text:span text:style-name="T13">1. </text:span><text:span text:style-name="T11">假设法</text:span><text:span text:style-name="T29">：</text:span><text:span text:style-name="T30">就是假设这个问题已经解决了，客户会不会购买？</text:span></text:p>
      <text:p text:style-name="P30"><text:span text:style-name="T30">比如，客户说：“你们的产品没有很好的售后服务。”销售员可以说：“如果我们的售后服务让你满意的话，您 是不是就决定购买了呢？”如果客户的回答是肯定的，那么这个问题就是真实问题。</text:span></text:p>
      <text:p text:style-name="P7"><text:span text:style-name="T13">2. </text:span><text:span text:style-name="T12">反问法</text:span><text:span text:style-name="T30">：就是销售员来反问客户，让客户自己去解决自己提出的问题。</text:span></text:p>
      <text:p text:style-name="P7"><text:span text:style-name="T30">比如，客户说：“你们的产品没有很好的售后服务。”销售员可以说：“那您觉得什么样的售后服务您能满意呢？”如果客户提出了具体的要求，那么这个问题就是真实问题。</text:span></text:p>
      <text:p text:style-name="P23"><text:span text:style-name="T34">3. </text:span><text:span text:style-name="T33">转化法</text:span>：就是把客户提出的问题转化成我们的售后服务。</text:p>
      <text:p text:style-name="P31"><text:span text:style-name="T30">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span></text:p>
      <text:p text:style-name="P23"/>
      <text:p text:style-name="P23">在销售过程中，<text:span text:style-name="T33">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3">以下五种方法可供参考：</text:p>
      <text:p text:style-name="P27">1. 提前进行巧妙的暗示</text:p>
      <text:p text:style-name="P24">销售员在开始同客户会面时，就应留意向客户做出对商品的肯定暗示，从而使对方说不出拒绝的理由。</text:p>
      <text:p text:style-name="P24">做出诸如此类的暗示后，要给客户一些时间，以便这些暗示逐渐渗透到客户的潜意识里。</text:p>
      <text:p text:style-name="P24">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7">2. 引导客户的真心话</text:p>
      <text:p text:style-name="P24">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7">3. 笑而不答法</text:p>
      <text:p text:style-name="P24">有些客户的异议没有明显的动机，也许只是习惯或者是发泄，这时，我们只要面带笑容点头同意或装傻就好了。特别是一些大型销售中，客户内部关系错综复杂，销售员说话要格外小心。</text:p>
      <text:p text:style-name="P28">4. 借力法</text:p>
      <text:p text:style-name="P25">以其人之道还治其人之身，将客户的异议转变为说服客户购买的理由，迅速地陈述带给客户的利益，以引起客户的注意。“这正是我认为您要购买的理由。”</text:p>
      <text:p text:style-name="P26"><text:span text:style-name="T33">5.</text:span> <text:span text:style-name="T33">第三方证明法</text:span>，</text:p>
      <text:p text:style-name="P26">国家权威机构的检测报告、已使用本产品的客户名单和联系方式或者邀请客户到工厂实地考察等。</text:p>
      <text:p text:style-name="P26"><text:soft-page-break/>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6"/>
      <text:h text:style-name="P32" text:outline-level="1">第二章 做销售，就要懂点心理“显规则”</text:h>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3-18T09:31:02.335164186</dc:date>
    <meta:editing-duration>PT7H11M20S</meta:editing-duration>
    <meta:editing-cycles>43</meta:editing-cycles>
    <meta:generator>LibreOffice/5.1.6.2$Linux_x86 LibreOffice_project/10m0$Build-2</meta:generator>
    <meta:document-statistic meta:table-count="0" meta:image-count="0" meta:object-count="0" meta:page-count="6" meta:paragraph-count="100" meta:word-count="5387" meta:character-count="5418" meta:non-whitespace-character-count="5407"/>
  </office:meta>
</office:document-meta>
</file>